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1F7A5824.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_5f_Source">
      <style:graphic-properties draw:textarea-horizontal-align="left" draw:auto-grow-height="true" draw:auto-grow-width="true" fo:min-height="0.12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_5f_CBEF">
      <style:graphic-properties draw:textarea-horizontal-align="center" draw:textarea-vertical-align="middle"/>
    </style:style>
    <style:style style:name="gr5" style:family="graphic" style:parent-style-name="_5f_Portal">
      <style:graphic-properties draw:textarea-horizontal-align="left" draw:auto-grow-height="true" draw:auto-grow-width="true" fo:min-height="0cm" fo:min-width="0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74cm" fo:min-width="0cm"/>
    </style:style>
    <style:style style:name="gr8" style:family="graphic" style:parent-style-name="_5f_Metadata">
      <style:graphic-properties draw:textarea-horizontal-align="center" draw:textarea-vertical-align="middle"/>
    </style:style>
    <style:style style:name="gr9" style:family="graphic" style:parent-style-name="_5f_Portal">
      <style:graphic-properties draw:textarea-horizontal-align="left" draw:auto-grow-height="true" draw:auto-grow-width="false" fo:min-height="1.405cm" fo:min-width="1.89cm"/>
    </style:style>
    <style:style style:name="gr10" style:family="graphic" style:parent-style-name="standard">
      <style:graphic-properties draw:textarea-horizontal-align="justify" draw:textarea-vertical-align="middle" draw:auto-grow-height="false" fo:min-height="0cm" fo:min-width="0cm" fo:wrap-option="no-wrap"/>
    </style:style>
    <style:style style:name="gr11" style:family="graphic" style:parent-style-name="standard">
      <style:graphic-properties draw:stroke="none" draw:fill="none" fo:min-height="0.569cm"/>
    </style:style>
    <style:style style:name="gr12" style:family="graphic" style:parent-style-name="_5f_CBEF">
      <style:graphic-properties draw:textarea-horizontal-align="center" draw:textarea-vertical-align="middle"/>
    </style:style>
    <style:style style:name="gr13" style:family="graphic" style:parent-style-name="standard">
      <style:graphic-properties svg:stroke-color="#ffff00" draw:marker-end="Arrow" draw:marker-end-width="0.3cm" draw:textarea-horizontal-align="center" draw:textarea-vertical-align="middle"/>
    </style:style>
    <style:style style:name="gr14" style:family="graphic" style:parent-style-name="standard">
      <style:graphic-properties draw:stroke="none" svg:stroke-color="#000000" draw:fill="none" draw:fill-color="#ffffff" draw:fill-image-name="Marble" draw:textarea-horizontal-align="center" draw:textarea-vertical-align="middle" draw:auto-grow-height="true" draw:auto-grow-width="false" fo:min-height="0.79cm" fo:min-width="9.79cm"/>
    </style:style>
    <style:style style:name="gr15" style:family="graphic" style:parent-style-name="_5f_Final_5f_State">
      <style:graphic-properties draw:textarea-horizontal-align="left" draw:auto-grow-height="true" draw:auto-grow-width="true" fo:min-height="0cm" fo:min-width="0cm"/>
    </style:style>
    <style:style style:name="gr16" style:family="graphic" style:parent-style-name="_5f_Timeout">
      <style:graphic-properties draw:textarea-horizontal-align="left" draw:auto-grow-height="true" draw:auto-grow-width="true" fo:min-height="0cm" fo:min-width="0cm"/>
    </style:style>
    <style:style style:name="gr17" style:family="graphic" style:parent-style-name="_5f_Timeout">
      <style:graphic-properties draw:textarea-horizontal-align="center" draw:textarea-vertical-align="middle"/>
    </style:style>
    <style:style style:name="gr18" style:family="graphic" style:parent-style-name="_5f_Action">
      <style:graphic-properties fo:min-height="0.569cm"/>
    </style:style>
    <style:style style:name="gr19" style:family="graphic" style:parent-style-name="_5f_Action">
      <style:graphic-properties draw:textarea-horizontal-align="left" draw:auto-grow-height="true" draw:auto-grow-width="true" fo:min-height="0cm" fo:min-width="0cm"/>
    </style:style>
    <style:style style:name="gr20" style:family="graphic" style:parent-style-name="_5f_Event">
      <style:graphic-properties fo:min-height="0.569cm"/>
    </style:style>
    <style:style style:name="gr21" style:family="graphic" style:parent-style-name="_5f_Event">
      <style:graphic-properties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5pt" style:font-size-asian="5pt" style:font-size-complex="5pt"/>
    </style:style>
    <style:style style:name="P3" style:family="paragraph">
      <style:paragraph-properties fo:text-align="center"/>
      <style:text-properties fo:font-weight="bold" style:font-weight-asian="bold" style:font-weight-complex="bold"/>
    </style:style>
    <style:style style:name="T1" style:family="text">
      <style:text-properties fo:font-size="5pt" style:font-size-asian="5pt" style:font-size-complex="5pt"/>
    </style:style>
    <style:style style:name="T2" style:family="text">
      <style:text-properties fo:font-size="6pt" style:font-size-asian="6pt" style:font-size-complex="6pt"/>
    </style:style>
    <style:style style:name="T3"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id="id10" draw:layer="layout" svg:width="2.602cm" svg:height="0.818cm" svg:x="2.813cm" svg:y="1.34cm">
          <draw:text-box>
            <text:p>CDR &amp; Logs</text:p>
          </draw:text-box>
        </draw:frame>
        <draw:frame draw:style-name="gr2" draw:id="id2" draw:layer="layout" svg:width="2.073cm" svg:height="0.818cm" svg:x="3.078cm" svg:y="4.642cm">
          <draw:text-box>
            <text:p>Mediation</text:p>
          </draw:text-box>
        </draw:frame>
        <draw:frame draw:style-name="gr2" draw:id="id3" draw:layer="layout" svg:width="1.526cm" svg:height="0.818cm" svg:x="3.351cm" svg:y="6.41cm">
          <draw:text-box>
            <text:p>Rating</text:p>
          </draw:text-box>
        </draw:frame>
        <draw:connector draw:style-name="gr3" draw:text-style-name="P1" draw:layer="layout" draw:type="line" svg:x1="4.114cm" svg:y1="3.481cm" svg:x2="4.114cm" svg:y2="4.642cm" draw:start-shape="id1" draw:start-glue-point="2" draw:end-shape="id2" draw:end-glue-point="0" svg:d="m4114 3481v1161">
          <text:p/>
        </draw:connector>
        <draw:connector draw:style-name="gr4" draw:text-style-name="P1" draw:layer="layout" draw:type="line" svg:x1="4.114cm" svg:y1="5.46cm" svg:x2="4.114cm" svg:y2="6.41cm" draw:start-shape="id2" draw:start-glue-point="2" draw:end-shape="id3" draw:end-glue-point="0" svg:d="m4114 5460v950">
          <text:p text:style-name="P1">Common billing element format</text:p>
        </draw:connector>
        <draw:frame draw:style-name="gr2" draw:id="id6" draw:layer="layout" svg:width="3.558cm" svg:height="0.818cm" svg:x="4.99cm" svg:y="17.147cm">
          <draw:text-box>
            <text:p>Invoice Presentation</text:p>
          </draw:text-box>
        </draw:frame>
        <draw:frame draw:style-name="gr2" draw:id="id5" draw:layer="layout" svg:width="3.952cm" svg:height="0.818cm" svg:x="2.138cm" svg:y="14.65cm">
          <draw:text-box>
            <text:p>External billing system</text:p>
          </draw:text-box>
        </draw:frame>
        <draw:frame draw:style-name="gr5" draw:id="id7" draw:layer="layout" svg:width="2.89cm" svg:height="0.818cm" svg:x="7.46cm" svg:y="12.702cm">
          <draw:text-box>
            <text:p>Detailed Billing</text:p>
          </draw:text-box>
        </draw:frame>
        <draw:connector draw:style-name="gr6" draw:text-style-name="P1" draw:layer="layout" draw:type="line" svg:x1="4.114cm" svg:y1="9.04cm" svg:x2="4.114cm" svg:y2="14.65cm" draw:start-shape="id4" draw:end-shape="id5" svg:d="m4114 9040v5610">
          <text:p text:style-name="P1">summary</text:p>
        </draw:connector>
        <draw:connector draw:style-name="gr3" draw:text-style-name="P1" draw:layer="layout" draw:type="line" svg:x1="4.114cm" svg:y1="9.04cm" svg:x2="6.769cm" svg:y2="17.147cm" draw:start-shape="id4" draw:start-glue-point="2" draw:end-shape="id6" draw:end-glue-point="0" svg:d="m4114 9040 2655 8107">
          <text:p/>
        </draw:connector>
        <draw:connector draw:style-name="gr3" draw:text-style-name="P1" draw:layer="layout" draw:type="line" svg:x1="4.114cm" svg:y1="9.04cm" svg:x2="8.905cm" svg:y2="12.702cm" draw:start-shape="id4" draw:start-glue-point="2" draw:end-shape="id7" draw:end-glue-point="0" svg:d="m4114 9040 4791 3662">
          <text:p/>
        </draw:connector>
        <draw:frame draw:style-name="gr5" draw:id="id17" draw:layer="layout" svg:width="3.52cm" svg:height="1.385cm" svg:x="14.69cm" svg:y="10.36cm">
          <draw:text-box>
            <text:p>Service and Product</text:p>
            <text:p>Catalog</text:p>
          </draw:text-box>
        </draw:frame>
        <draw:connector draw:style-name="gr3" draw:text-style-name="P1" draw:layer="layout" draw:type="line" svg:x1="4.114cm" svg:y1="15.468cm" svg:x2="6.769cm" svg:y2="17.147cm" draw:start-shape="id5" draw:start-glue-point="2" draw:end-shape="id6" draw:end-glue-point="0" svg:d="m4114 15468 2655 1679">
          <text:p/>
        </draw:connector>
        <draw:frame draw:style-name="gr2" draw:id="id13" draw:layer="layout" svg:width="2.394cm" svg:height="0.818cm" svg:x="13.73cm" svg:y="6.253cm">
          <draw:text-box>
            <text:p>Provisioning</text:p>
          </draw:text-box>
        </draw:frame>
        <draw:frame draw:style-name="gr7" draw:id="id9" draw:layer="layout" svg:width="4.553cm" svg:height="0.99cm" svg:x="20.24cm" svg:y="1.24cm">
          <draw:text-box>
            <text:p>CCNQ2.0 nodes &amp; toolset</text:p>
          </draw:text-box>
        </draw:frame>
        <draw:connector draw:style-name="gr6" draw:text-style-name="P1" draw:layer="layout" draw:type="line" svg:x1="20.613cm" svg:y1="6.662cm" svg:x2="22.516cm" svg:y2="2.23cm" draw:start-shape="id8" draw:start-glue-point="1" draw:end-shape="id9" draw:end-glue-point="2" svg:d="m20613 6662 1903-4432">
          <text:p text:style-name="P1">REST,</text:p>
          <text:p text:style-name="P1">Jabber</text:p>
        </draw:connector>
        <draw:frame draw:style-name="gr2" draw:id="id1" draw:layer="layout" svg:width="2.365cm" svg:height="0.818cm" svg:x="2.932cm" svg:y="2.663cm">
          <draw:text-box>
            <text:p>Aggregation</text:p>
          </draw:text-box>
        </draw:frame>
        <draw:connector draw:style-name="gr3" draw:text-style-name="P1" draw:layer="layout" draw:type="line" svg:x1="4.114cm" svg:y1="2.158cm" svg:x2="4.114cm" svg:y2="2.663cm" draw:start-shape="id10" draw:start-glue-point="2" draw:end-shape="id1" draw:end-glue-point="0" svg:d="m4114 2158v505">
          <text:p/>
        </draw:connector>
        <draw:frame draw:style-name="gr2" draw:id="id8" draw:layer="layout" svg:width="3.44cm" svg:height="1.385cm" svg:x="17.173cm" svg:y="5.97cm">
          <draw:text-box>
            <text:p>Activity queuing &amp;<text:line-break/>distribution</text:p>
          </draw:text-box>
        </draw:frame>
        <draw:frame draw:style-name="gr2" draw:id="id11" draw:layer="layout" svg:width="3.457cm" svg:height="0.818cm" svg:x="13.703cm" svg:y="17.147cm">
          <draw:text-box>
            <text:p>Payment processing</text:p>
          </draw:text-box>
        </draw:frame>
        <draw:connector draw:style-name="gr3" draw:text-style-name="P1" draw:layer="layout" draw:type="line" svg:x1="8.548cm" svg:y1="17.556cm" svg:x2="13.703cm" svg:y2="17.556cm" draw:start-shape="id6" draw:end-shape="id11" svg:d="m8548 17556h5155">
          <text:p/>
        </draw:connector>
        <draw:frame draw:style-name="gr2" draw:id="id12" draw:layer="layout" svg:width="7.191cm" svg:height="1.385cm" svg:x="11.84cm" svg:y="19.05cm">
          <draw:text-box>
            <text:p>External payment processing</text:p>
            <text:p>(Credit Card, Paypal, Amazon Payments, ...)</text:p>
          </draw:text-box>
        </draw:frame>
        <draw:connector draw:style-name="gr3" draw:text-style-name="P1" draw:layer="layout" draw:type="line" svg:x1="15.431cm" svg:y1="17.965cm" svg:x2="15.435cm" svg:y2="19.05cm" draw:start-shape="id11" draw:start-glue-point="2" draw:end-shape="id12" draw:end-glue-point="0" svg:d="m15431 17965 4 1085">
          <text:p/>
        </draw:connector>
        <draw:connector draw:style-name="gr3" draw:text-style-name="P1" draw:layer="layout" draw:type="line" svg:x1="16.124cm" svg:y1="6.662cm" svg:x2="17.173cm" svg:y2="6.662cm" draw:start-shape="id13" draw:start-glue-point="1" draw:end-shape="id8" draw:end-glue-point="3" svg:d="m16124 6662h1049">
          <text:p/>
        </draw:connector>
        <draw:frame draw:style-name="gr2" draw:id="id14" draw:layer="layout" svg:width="2.708cm" svg:height="1.385cm" svg:x="8.97cm" svg:y="8.9cm">
          <draw:text-box>
            <text:p>Element rates<text:line-break/>and conditions</text:p>
          </draw:text-box>
        </draw:frame>
        <draw:frame draw:style-name="gr5" draw:id="id16" draw:layer="layout" svg:width="3.042cm" svg:height="0.818cm" svg:x="9.22cm" svg:y="6.253cm">
          <draw:text-box>
            <text:p>Orders &amp; MACs</text:p>
          </draw:text-box>
        </draw:frame>
        <draw:connector draw:style-name="gr8" draw:text-style-name="P1" draw:layer="layout" draw:type="line" svg:x1="10.324cm" svg:y1="8.9cm" svg:x2="4.877cm" svg:y2="6.819cm" draw:start-shape="id14" draw:start-glue-point="0" draw:end-shape="id3" draw:end-glue-point="1" svg:d="m10324 8900-5447-2081">
          <text:p/>
        </draw:connector>
        <draw:frame draw:style-name="gr9" draw:id="id15" draw:layer="layout" svg:width="2.856cm" svg:height="1.655cm" svg:x="7.477cm" svg:y="14.945cm">
          <draw:text-box>
            <text:p>Reporting &amp;<text:line-break/>Portal insertion</text:p>
          </draw:text-box>
        </draw:frame>
        <draw:connector draw:style-name="gr3" draw:text-style-name="P1" draw:layer="layout" draw:type="line" svg:x1="8.905cm" svg:y1="13.52cm" svg:x2="8.905cm" svg:y2="14.945cm" draw:start-shape="id7" draw:start-glue-point="2" draw:end-shape="id15" draw:end-glue-point="0" svg:d="m8905 13520v1425">
          <text:p/>
        </draw:connector>
        <draw:custom-shape draw:style-name="gr10" draw:text-style-name="P2" draw:layer="layout" svg:width="3.77cm" svg:height="2.18cm" svg:x="10.66cm" svg:y="12.42cm">
          <text:p text:style-name="P1"><text:span text:style-name="T1">Which elements are available</text:span><text:span text:style-name="T1"><text:line-break/></text:span><text:span text:style-name="T1">to which customer,</text:span><text:span text:style-name="T1"><text:line-break/></text:span><text:span text:style-name="T1">at what price, for what period.</text:span><text:span text:style-name="T1"><text:line-break/></text:span><text:span text:style-name="T1">How are elements accounted for</text:span><text:span text:style-name="T1"><text:line-break/></text:span><text:span text:style-name="T1">(one time, daily, recurring monthly, </text:span></text:p>
          <draw:enhanced-geometry svg:viewBox="0 0 21600 21600" draw:mirror-horizontal="false" draw:mirror-vertical="false" draw:text-areas="3000 3320 17110 17330" draw:type="cloud-callout" draw:modifiers="-1437.70883054893 -22788.445667125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8" draw:text-style-name="P1" draw:layer="layout" draw:type="line" svg:x1="10.324cm" svg:y1="8.9cm" svg:x2="10.741cm" svg:y2="7.071cm" draw:start-shape="id14" draw:start-glue-point="0" draw:end-shape="id16" draw:end-glue-point="2" svg:d="m10324 8900 417-1829">
          <text:p/>
        </draw:connector>
        <draw:frame draw:style-name="gr5" draw:layer="layout" svg:width="4.295cm" svg:height="0.818cm" svg:x="14.15cm" svg:y="8.89cm">
          <draw:text-box>
            <text:p>Portal User Management</text:p>
          </draw:text-box>
        </draw:frame>
        <draw:connector draw:style-name="gr3" draw:text-style-name="P1" draw:layer="layout" draw:type="line" svg:x1="14.69cm" svg:y1="11.052cm" svg:x2="11.678cm" svg:y2="9.592cm" draw:start-shape="id17" draw:start-glue-point="3" draw:end-shape="id14" svg:d="m14690 11052-3012-1460">
          <text:p/>
        </draw:connector>
        <draw:connector draw:style-name="gr3" draw:text-style-name="P1" draw:layer="layout" draw:type="line" svg:x1="12.262cm" svg:y1="6.662cm" svg:x2="13.73cm" svg:y2="6.662cm" draw:start-shape="id16" draw:start-glue-point="1" draw:end-shape="id13" svg:d="m12262 6662h1468">
          <text:p/>
        </draw:connector>
        <draw:connector draw:style-name="gr3" draw:text-style-name="P1" draw:layer="layout" draw:type="line" svg:x1="20.24cm" svg:y1="1.735cm" svg:x2="5.415cm" svg:y2="1.749cm" draw:start-shape="id9" draw:start-glue-point="3" draw:end-shape="id10" svg:d="m20240 1735-14825 14">
          <text:p/>
        </draw:connector>
        <draw:frame draw:style-name="gr2" draw:id="id18" draw:layer="layout" svg:width="3.791cm" svg:height="0.818cm" svg:x="22.443cm" svg:y="6.52cm">
          <draw:text-box>
            <text:p>Third-Party Ordering</text:p>
          </draw:text-box>
        </draw:frame>
        <draw:connector draw:style-name="gr3" draw:text-style-name="P1" draw:layer="layout" draw:type="line" svg:x1="20.613cm" svg:y1="6.662cm" svg:x2="22.443cm" svg:y2="6.929cm" draw:start-shape="id8" draw:start-glue-point="1" draw:end-shape="id18" draw:end-glue-point="3" svg:d="m20613 6662 1830 267">
          <text:p/>
        </draw:connector>
        <draw:frame draw:style-name="gr2" draw:id="id19" draw:layer="layout" svg:width="5.417cm" svg:height="0.818cm" svg:x="21.63cm" svg:y="8.1cm">
          <draw:text-box>
            <text:p>Automated external provisioning</text:p>
          </draw:text-box>
        </draw:frame>
        <draw:connector draw:style-name="gr3" draw:text-style-name="P1" draw:layer="layout" draw:type="line" svg:x1="24.338cm" svg:y1="7.338cm" svg:x2="24.338cm" svg:y2="8.1cm" draw:start-shape="id18" draw:start-glue-point="2" draw:end-shape="id19" svg:d="m24338 7338v762">
          <text:p/>
        </draw:connector>
        <draw:frame draw:style-name="gr2" draw:id="id20" draw:layer="layout" svg:width="3.321cm" svg:height="0.818cm" svg:x="21.44cm" svg:y="9.322cm">
          <draw:text-box>
            <text:p>System Exceptions</text:p>
          </draw:text-box>
        </draw:frame>
        <draw:frame draw:style-name="gr2" draw:id="id21" draw:layer="layout" svg:width="2.593cm" svg:height="0.818cm" svg:x="21.804cm" svg:y="10.99cm">
          <draw:text-box>
            <text:p>Ticket system</text:p>
          </draw:text-box>
        </draw:frame>
        <draw:connector draw:style-name="gr3" draw:text-style-name="P1" draw:layer="layout" draw:type="line" svg:x1="23.1cm" svg:y1="10.14cm" svg:x2="23.1cm" svg:y2="10.99cm" draw:start-shape="id20" draw:start-glue-point="2" draw:end-shape="id21" draw:end-glue-point="0" svg:d="m23100 10140v850">
          <text:p/>
        </draw:connector>
        <draw:connector draw:style-name="gr3" draw:text-style-name="P1" draw:layer="layout" draw:type="line" svg:x1="20.613cm" svg:y1="6.662cm" svg:x2="21.44cm" svg:y2="9.731cm" draw:start-shape="id8" draw:start-glue-point="1" draw:end-shape="id20" draw:end-glue-point="3" svg:d="m20613 6662 827 3069">
          <text:p/>
        </draw:connector>
        <draw:connector draw:style-name="gr6" draw:text-style-name="P1" draw:layer="layout" draw:type="curve" draw:line-skew="-0.4cm" svg:x1="18.893cm" svg:y1="5.97cm" svg:x2="10.741cm" svg:y2="6.253cm" draw:start-shape="id8" draw:start-glue-point="0" draw:end-shape="id16" draw:end-glue-point="0" svg:d="m18893 5970c0-1350-8152-1491-8152 283">
          <text:p text:style-name="P1">Order status</text:p>
        </draw:connector>
        <draw:frame draw:style-name="gr2" draw:id="id22" draw:layer="layout" svg:width="3.436cm" svg:height="0.818cm" svg:x="17.175cm" svg:y="2.663cm">
          <draw:text-box>
            <text:p>Element Status DB</text:p>
          </draw:text-box>
        </draw:frame>
        <draw:connector draw:style-name="gr3" draw:text-style-name="P1" draw:layer="layout" draw:type="curve" svg:x1="18.893cm" svg:y1="5.97cm" svg:x2="18.893cm" svg:y2="3.481cm" draw:start-shape="id8" draw:start-glue-point="0" draw:end-shape="id22" draw:end-glue-point="2" svg:d="m18893 5970v-2489">
          <text:p/>
        </draw:connector>
        <draw:connector draw:style-name="gr3" draw:text-style-name="P1" draw:layer="layout" draw:type="curve" svg:x1="17.175cm" svg:y1="3.072cm" svg:x2="15.81cm" svg:y2="3.072cm" draw:start-shape="id22" draw:start-glue-point="3" draw:end-shape="id23" svg:d="m17175 3072h-1365">
          <text:p/>
        </draw:connector>
        <draw:frame draw:style-name="gr11" draw:text-style-name="P1" draw:id="id23" draw:layer="layout" svg:width="2.411cm" svg:height="1.436cm" svg:x="13.399cm" svg:y="2.354cm">
          <draw:text-box>
            <text:p text:style-name="P1">Periodic poll</text:p>
            <text:p text:style-name="P1"><text:span text:style-name="T2">(“was element in service today?”)</text:span></text:p>
          </draw:text-box>
        </draw:frame>
        <draw:connector draw:style-name="gr12" draw:text-style-name="P1" draw:layer="layout" draw:type="curve" svg:x1="13.399cm" svg:y1="3.072cm" svg:x2="5.297cm" svg:y2="3.072cm" draw:start-shape="id23" draw:start-glue-point="3" draw:end-shape="id1" draw:end-glue-point="1" svg:d="m13399 3072h-8102">
          <text:p/>
        </draw:connector>
        <draw:connector draw:style-name="gr12" draw:text-style-name="P1" draw:layer="layout" draw:type="curve" svg:x1="18.893cm" svg:y1="5.97cm" svg:x2="5.297cm" svg:y2="3.072cm" draw:start-shape="id8" draw:start-glue-point="0" draw:end-shape="id1" draw:end-glue-point="1" svg:d="m18893 5970c0-1932-4532-2898-13596-2898">
          <text:p/>
        </draw:connector>
        <draw:frame draw:style-name="gr2" draw:id="id4" draw:layer="layout" svg:width="2.2cm" svg:height="0.818cm" svg:x="3.014cm" svg:y="8.222cm">
          <draw:text-box>
            <text:p>Formatting</text:p>
          </draw:text-box>
        </draw:frame>
        <draw:connector draw:style-name="gr3" draw:text-style-name="P1" draw:layer="layout" draw:type="curve" svg:x1="4.114cm" svg:y1="7.228cm" svg:x2="4.114cm" svg:y2="8.222cm" draw:start-shape="id3" draw:start-glue-point="2" draw:end-shape="id4" draw:end-glue-point="0" svg:d="m4114 7228v994">
          <text:p/>
        </draw:connector>
        <draw:connector draw:style-name="gr3" draw:text-style-name="P1" draw:layer="layout" draw:type="curve" svg:x1="22.035cm" svg:y1="13.171cm" svg:x2="18.893cm" svg:y2="7.355cm" draw:start-shape="id24" draw:start-glue-point="3" draw:end-shape="id8" draw:end-glue-point="2" svg:d="m22035 13171c-2095 0-3142-1938-3142-5816">
          <text:p/>
        </draw:connector>
        <draw:frame draw:style-name="gr2" draw:id="id24" draw:layer="layout" svg:width="2.145cm" svg:height="0.818cm" svg:x="22.035cm" svg:y="12.762cm">
          <draw:text-box>
            <text:p>Resolution</text:p>
          </draw:text-box>
        </draw:frame>
        <draw:connector draw:style-name="gr13" draw:text-style-name="P1" draw:layer="layout" draw:type="curve" svg:x1="23.1cm" svg:y1="11.808cm" svg:x2="23.107cm" svg:y2="12.762cm" draw:start-shape="id21" draw:start-glue-point="2" draw:end-shape="id24" draw:end-glue-point="0" svg:d="m23100 11808c0 715 7 239 7 954">
          <text:p/>
        </draw:connector>
        <draw:frame draw:style-name="gr2" draw:id="id25" draw:layer="layout" svg:width="4.189cm" svg:height="1.385cm" svg:x="21.44cm" svg:y="14.02cm">
          <draw:text-box>
            <text:p>Third-party data import<text:line-break/>(e.g. phonebook)</text:p>
          </draw:text-box>
        </draw:frame>
        <draw:connector draw:style-name="gr3" draw:text-style-name="P1" draw:layer="layout" draw:type="curve" svg:x1="21.44cm" svg:y1="14.712cm" svg:x2="18.893cm" svg:y2="7.355cm" draw:start-shape="id25" draw:start-glue-point="3" draw:end-shape="id8" draw:end-glue-point="2" svg:d="m21440 14712c-1698 0-2547-2452-2547-7357">
          <text:p/>
        </draw:connector>
      </draw:page>
      <draw:page draw:name="page2" draw:style-name="dp1" draw:master-page-name="Default">
        <draw:frame draw:style-name="gr14" draw:text-style-name="P3" draw:layer="layout" svg:width="25.94cm" svg:height="1.04cm" svg:x="1cm" svg:y="1.01cm">
          <draw:text-box>
            <text:p text:style-name="P1"><text:span text:style-name="T3">Activity lifecycle</text:span></text:p>
          </draw:text-box>
        </draw:frame>
        <draw:frame draw:style-name="gr2" draw:id="id26" draw:layer="layout" svg:width="1.112cm" svg:height="0.818cm" svg:x="9.097cm" svg:y="4.927cm">
          <draw:text-box>
            <text:p>new</text:p>
          </draw:text-box>
        </draw:frame>
        <draw:frame draw:style-name="gr15" draw:id="id42" draw:layer="layout" svg:width="2.453cm" svg:height="0.975cm" svg:x="20.26cm" svg:y="5.75cm">
          <draw:text-box>
            <text:p>deleted</text:p>
          </draw:text-box>
        </draw:frame>
        <draw:connector draw:style-name="gr3" draw:text-style-name="P1" draw:layer="layout" draw:type="curve" svg:x1="10.209cm" svg:y1="5.336cm" svg:x2="13.798cm" svg:y2="5.949cm" draw:start-shape="id26" draw:start-glue-point="1" draw:end-shape="id27" draw:end-glue-point="3" svg:d="m10209 5336c2692 0 898 613 3589 613">
          <text:p/>
        </draw:connector>
        <draw:frame draw:style-name="gr2" draw:id="id30" draw:layer="layout" svg:width="1.247cm" svg:height="0.818cm" svg:x="9.793cm" svg:y="11.69cm">
          <draw:text-box>
            <text:p>open</text:p>
          </draw:text-box>
        </draw:frame>
        <draw:connector draw:style-name="gr3" draw:text-style-name="P1" draw:layer="layout" draw:type="curve" svg:x1="9.653cm" svg:y1="5.745cm" svg:x2="10.07cm" svg:y2="6.76cm" draw:start-shape="id26" draw:start-glue-point="2" draw:end-shape="id28" draw:end-glue-point="0" svg:d="m9653 5745c0 762 417 255 417 1015">
          <text:p/>
        </draw:connector>
        <draw:frame draw:style-name="gr16" draw:id="id29" draw:layer="layout" svg:width="2.974cm" svg:height="0.818cm" svg:x="15.176cm" svg:y="3.51cm">
          <draw:text-box>
            <text:p>Activity timeout</text:p>
          </draw:text-box>
        </draw:frame>
        <draw:connector draw:style-name="gr17" draw:text-style-name="P1" draw:layer="layout" draw:type="curve" svg:x1="10.209cm" svg:y1="5.336cm" svg:x2="15.176cm" svg:y2="3.919cm" draw:start-shape="id26" draw:start-glue-point="1" draw:end-shape="id29" draw:end-glue-point="3" svg:d="m10209 5336c3706 0 1223-1417 4967-1417">
          <text:p/>
        </draw:connector>
        <draw:connector draw:style-name="gr17" draw:text-style-name="P1" draw:layer="layout" draw:type="curve" svg:x1="10.416cm" svg:y1="12.508cm" svg:x2="7.537cm" svg:y2="10.434cm" draw:start-shape="id30" draw:start-glue-point="2" draw:end-shape="id31" draw:end-glue-point="1" svg:d="m10416 12508c0 750-869 625-1161-81s-7-1993-1718-1993">
          <text:p/>
        </draw:connector>
        <draw:connector draw:style-name="gr3" draw:text-style-name="P1" draw:layer="layout" draw:type="curve" svg:x1="7.39cm" svg:y1="3.559cm" svg:x2="9.653cm" svg:y2="4.927cm" draw:start-shape="id32" draw:start-glue-point="1" draw:end-shape="id26" draw:end-glue-point="0" svg:d="m7390 3559c1509 0 2263 456 2263 1368">
          <text:p/>
        </draw:connector>
        <draw:connector draw:style-name="gr3" draw:text-style-name="P1" draw:layer="layout" draw:type="curve" svg:x1="10.416cm" svg:y1="12.508cm" svg:x2="7.36cm" svg:y2="13.857cm" draw:start-shape="id30" draw:start-glue-point="2" draw:end-shape="id33" draw:end-glue-point="1" svg:d="m10416 12508c0 900-1018 1349-3056 1349">
          <text:p/>
        </draw:connector>
        <draw:connector draw:style-name="gr3" draw:text-style-name="P1" draw:layer="layout" draw:type="curve" svg:x1="4cm" svg:y1="10.434cm" svg:x2="9.097cm" svg:y2="5.336cm" draw:start-shape="id31" draw:start-glue-point="3" draw:end-shape="id26" draw:end-glue-point="3" svg:d="m4000 10434c-787 0-3336-5098 5097-5098">
          <text:p/>
        </draw:connector>
        <draw:frame draw:style-name="gr18" draw:text-style-name="P1" draw:id="id34" draw:layer="layout" svg:width="2.801cm" svg:height="1.949cm" svg:x="8.64cm" svg:y="8.67cm">
          <draw:text-box>
            <text:p text:style-name="P1">Submit activity</text:p>
          </draw:text-box>
        </draw:frame>
        <draw:connector draw:style-name="gr3" draw:text-style-name="P1" draw:layer="layout" draw:type="curve" svg:x1="10.04cm" svg:y1="9.489cm" svg:x2="10.416cm" svg:y2="11.69cm" draw:start-shape="id34" draw:start-glue-point="2" draw:end-shape="id30" draw:end-glue-point="0" svg:d="m10040 9489c0 1651 376 551 376 2201">
          <text:p/>
        </draw:connector>
        <draw:frame draw:style-name="gr19" draw:id="id35" draw:layer="layout" svg:width="8.812cm" svg:height="0.975cm" svg:x="19.5cm" svg:y="3.742cm">
          <draw:text-box>
            <text:p>Submit System Exception</text:p>
          </draw:text-box>
        </draw:frame>
        <draw:connector draw:style-name="gr3" draw:text-style-name="P1" draw:layer="layout" draw:type="curve" svg:x1="18.15cm" svg:y1="3.919cm" svg:x2="19.5cm" svg:y2="4.151cm" draw:start-shape="id29" draw:start-glue-point="1" draw:end-shape="id35" svg:d="m18150 3919c1032 0 357 232 1350 232">
          <text:p/>
        </draw:connector>
        <draw:connector draw:style-name="gr3" draw:text-style-name="P1" draw:layer="layout" draw:type="curve" svg:x1="16.663cm" svg:y1="3.51cm" svg:x2="9.653cm" svg:y2="4.927cm" draw:start-shape="id29" draw:start-glue-point="0" draw:end-shape="id26" draw:end-glue-point="0" svg:d="m16663 3510c0-787-7010-1496-7010 1417">
          <text:p/>
        </draw:connector>
        <draw:frame draw:style-name="gr16" draw:id="id31" draw:layer="layout" svg:width="3.537cm" svg:height="0.818cm" svg:x="4cm" svg:y="10.025cm">
          <draw:text-box>
            <text:p>Submission timeout</text:p>
          </draw:text-box>
        </draw:frame>
        <draw:frame draw:style-name="gr19" draw:id="id36" draw:layer="layout" svg:width="8.812cm" svg:height="0.975cm" svg:x="3.36cm" svg:y="11.572cm">
          <draw:text-box>
            <text:p>Submit System Exception</text:p>
          </draw:text-box>
        </draw:frame>
        <draw:connector draw:style-name="gr3" draw:text-style-name="P1" draw:layer="layout" draw:type="curve" svg:x1="5.768cm" svg:y1="10.843cm" svg:x2="5.558cm" svg:y2="11.572cm" draw:start-shape="id31" draw:start-glue-point="2" draw:end-shape="id36" draw:end-glue-point="0" svg:d="m5768 10843c0 565-210 201-210 729">
          <text:p/>
        </draw:connector>
        <draw:frame draw:style-name="gr20" draw:text-style-name="P1" draw:id="id33" draw:layer="layout" svg:width="3.81cm" svg:height="1.385cm" svg:x="3.55cm" svg:y="13.165cm">
          <draw:text-box>
            <text:p text:style-name="P1">Submission failure: System Exception</text:p>
          </draw:text-box>
        </draw:frame>
        <draw:frame draw:style-name="gr2" draw:layer="layout" svg:width="14.489cm" svg:height="2.519cm" svg:x="11.18cm" svg:y="16.38cm">
          <draw:text-box>
            <text:p>Notes:</text:p>
            <text:p>- A parent request can only be deleted if all its descendant are “new” or “rejected”.</text:p>
            <text:p>- An activity can only be deleted by the deletion of its parent request.</text:p>
            <text:p>- Activity timeout is e.g. one day. Submission timeout may be of the order of a few minutes.</text:p>
          </draw:text-box>
        </draw:frame>
        <draw:frame draw:style-name="gr20" draw:text-style-name="P1" draw:id="id28" draw:layer="layout" svg:width="5.04cm" svg:height="0.819cm" svg:x="7.55cm" svg:y="6.76cm">
          <draw:text-box>
            <text:p text:style-name="P1">All predecessors “completed”</text:p>
          </draw:text-box>
        </draw:frame>
        <draw:connector draw:style-name="gr3" draw:text-style-name="P1" draw:layer="layout" draw:type="curve" svg:x1="10.07cm" svg:y1="7.579cm" svg:x2="10.04cm" svg:y2="8.67cm" draw:start-shape="id28" draw:start-glue-point="2" draw:end-shape="id34" draw:end-glue-point="0" svg:d="m10070 7579c0 819-30 274-30 1091">
          <text:p/>
        </draw:connector>
        <draw:connector draw:style-name="gr3" draw:text-style-name="P1" draw:layer="layout" draw:type="curve" svg:x1="5.455cm" svg:y1="13.165cm" svg:x2="5.558cm" svg:y2="12.39cm" draw:start-shape="id33" draw:start-glue-point="0" draw:end-shape="id36" draw:end-glue-point="2" svg:d="m5455 13165c0-580 103-193 103-775">
          <text:p/>
        </draw:connector>
        <draw:connector draw:style-name="gr3" draw:text-style-name="P1" draw:layer="layout" draw:type="curve" draw:line-skew="-1.303cm" svg:x1="3.55cm" svg:y1="13.857cm" svg:x2="9.097cm" svg:y2="5.336cm" draw:start-shape="id33" draw:start-glue-point="3" draw:end-shape="id26" draw:end-glue-point="3" svg:d="m3550 13857c-2704 0-5478-8521 5547-8521">
          <text:p/>
        </draw:connector>
        <draw:frame draw:style-name="gr21" draw:id="id37" draw:layer="layout" svg:width="3.406cm" svg:height="0.818cm" svg:x="13.11cm" svg:y="13.23cm">
          <draw:text-box>
            <text:p>Submission success</text:p>
          </draw:text-box>
        </draw:frame>
        <draw:frame draw:style-name="gr15" draw:id="id38" draw:layer="layout" svg:width="3.537cm" svg:height="0.975cm" svg:x="19.774cm" svg:y="13.29cm">
          <draw:text-box>
            <text:p>completed</text:p>
          </draw:text-box>
        </draw:frame>
        <draw:connector draw:style-name="gr3" draw:text-style-name="P1" draw:layer="layout" draw:type="curve" svg:x1="10.416cm" svg:y1="12.508cm" svg:x2="13.11cm" svg:y2="13.639cm" draw:start-shape="id30" draw:start-glue-point="2" draw:end-shape="id37" draw:end-glue-point="3" svg:d="m10416 12508c0 754 898 1131 2694 1131">
          <text:p/>
        </draw:connector>
        <draw:connector draw:style-name="gr3" draw:text-style-name="P1" draw:layer="layout" draw:type="curve" svg:x1="16.516cm" svg:y1="13.639cm" svg:x2="19.774cm" svg:y2="13.699cm" draw:start-shape="id37" draw:start-glue-point="1" draw:end-shape="id38" svg:d="m16516 13639c2443 0 815 60 3258 60">
          <text:p/>
        </draw:connector>
        <draw:frame draw:style-name="gr19" draw:id="id41" draw:layer="layout" svg:width="9.612cm" svg:height="0.975cm" svg:x="5.5cm" svg:y="19.03cm">
          <draw:text-box>
            <text:p>Submit Customer Exception</text:p>
          </draw:text-box>
        </draw:frame>
        <draw:connector draw:style-name="gr3" draw:text-style-name="P1" draw:layer="layout" draw:type="curve" svg:x1="10.416cm" svg:y1="12.508cm" svg:x2="7.57cm" svg:y2="16.206cm" draw:start-shape="id30" draw:start-glue-point="2" draw:end-shape="id39" draw:end-glue-point="1" svg:d="m10416 12508c0 2466-948 3698-2846 3698">
          <text:p/>
        </draw:connector>
        <draw:frame draw:style-name="gr15" draw:id="id40" draw:layer="layout" svg:width="2.69cm" svg:height="0.975cm" svg:x="2.765cm" svg:y="19.45cm">
          <draw:text-box>
            <text:p>rejected</text:p>
          </draw:text-box>
        </draw:frame>
        <draw:connector draw:style-name="gr3" draw:text-style-name="P1" draw:layer="layout" draw:type="curve" svg:x1="5.02cm" svg:y1="17.182cm" svg:x2="3.602cm" svg:y2="19.45cm" draw:start-shape="id39" draw:start-glue-point="2" draw:end-shape="id40" draw:end-glue-point="0" svg:d="m5020 17182c0 1701-1418 567-1418 2268">
          <text:p/>
        </draw:connector>
        <draw:frame draw:style-name="gr20" draw:text-style-name="P1" draw:id="id39" draw:layer="layout" svg:width="5.1cm" svg:height="1.952cm" svg:x="2.47cm" svg:y="15.23cm">
          <draw:text-box>
            <text:p text:style-name="P1">Submission failure:</text:p>
            <text:p text:style-name="P1">Customer Exception</text:p>
            <text:p text:style-name="P1">(e.g. Bad parameter)</text:p>
          </draw:text-box>
        </draw:frame>
        <draw:connector draw:style-name="gr3" draw:text-style-name="P1" draw:layer="layout" draw:type="curve" svg:x1="5.02cm" svg:y1="17.182cm" svg:x2="7.899cm" svg:y2="19.03cm" draw:start-shape="id39" draw:start-glue-point="2" draw:end-shape="id41" draw:end-glue-point="0" svg:d="m5020 17182c0 1386 2879 462 2879 1848">
          <text:p/>
        </draw:connector>
        <draw:frame draw:style-name="gr20" draw:text-style-name="P1" draw:id="id27" draw:layer="layout" svg:width="3.842cm" svg:height="0.819cm" svg:x="13.798cm" svg:y="5.54cm">
          <draw:text-box>
            <text:p text:style-name="P1">Parent request deleted</text:p>
          </draw:text-box>
        </draw:frame>
        <draw:connector draw:style-name="gr3" draw:text-style-name="P1" draw:layer="layout" draw:type="curve" svg:x1="17.64cm" svg:y1="5.949cm" svg:x2="20.26cm" svg:y2="6.159cm" draw:start-shape="id27" draw:start-glue-point="1" draw:end-shape="id42" draw:end-glue-point="3" svg:d="m17640 5949c1965 0 655 210 2620 210">
          <text:p/>
        </draw:connector>
        <draw:frame draw:style-name="gr2" draw:id="id32" draw:layer="layout" svg:width="1.361cm" svg:height="0.818cm" svg:x="6.029cm" svg:y="3.15cm">
          <draw:text-box>
            <text:p>new()</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Marble" xlink:href="Pictures/100000000000005E0000005E1F7A5824.png" xlink:type="simple" xlink:show="embed" xlink:actuate="onLoad"/>
    <draw:marker draw:name="Arrow" svg:viewBox="0 0 20 30" svg:d="m10 0-10 30h20z"/>
    <draw:marker draw:name="Square" svg:viewBox="0 0 10 10" svg:d="m0 0h10v10h-1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05cm" svg:stroke-color="#000000" draw:marker-start-width="0.38cm" draw:marker-start-center="false" draw:marker-end-width="0.38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JunicodeRegular" style:font-style-name="Regular" style:font-family-generic="swiss" style:font-pitch="variable" fo:font-size="11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_5f_Source" style:display-name="_Source" style:family="graphic" style:parent-style-name="standard">
      <style:graphic-properties draw:fill="solid" draw:fill-color="#e6ff00"/>
      <style:text-properties fo:color="#008000"/>
    </style:style>
    <style:style style:name="_5f_Portal" style:display-name="_Portal" style:family="graphic" style:parent-style-name="standard"/>
    <style:style style:name="_5f_Metadata" style:display-name="_Metadata" style:family="graphic" style:parent-style-name="standard">
      <style:graphic-properties svg:stroke-color="#008000" draw:marker-end="Arrow"/>
    </style:style>
    <style:style style:name="_5f_CBEF" style:display-name="_CBEF" style:family="graphic" style:parent-style-name="standard">
      <style:graphic-properties svg:stroke-color="#000080" draw:marker-end="Arrow"/>
      <style:paragraph-properties>
        <style:tab-stops/>
      </style:paragraph-properties>
      <style:text-properties fo:color="#b84747" fo:font-size="6pt"/>
    </style:style>
    <style:style style:name="_5f_Timeout" style:display-name="_Timeout" style:family="graphic" style:parent-style-name="standard">
      <style:graphic-properties svg:stroke-color="#800000" draw:marker-start="Square" draw:marker-end="Arrow" draw:fill="solid" draw:fill-color="#dc2300"/>
      <style:text-properties fo:color="#ffffff"/>
    </style:style>
    <style:style style:name="_5f_Event" style:display-name="_Event" style:family="graphic" style:parent-style-name="standard">
      <style:graphic-properties draw:stroke="none" draw:fill="solid" draw:fill-color="#ffcc99"/>
    </style:style>
    <style:style style:name="_5f_Action" style:display-name="_Action" style:family="graphic">
      <style:graphic-properties draw:fill-color="#3deb3d"/>
    </style:style>
    <style:style style:name="_5f_Final_5f_State" style:display-name="_Final_State" style:family="graphic">
      <style:graphic-properties draw:fill="none"/>
      <style:text-properties style:text-underline-style="solid" style:text-underline-type="double" style:text-underline-width="auto" style:text-underline-color="font-color"/>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10-15T12:06:38</meta:creation-date>
    <dc:date>2009-10-15T14:48:24</dc:date>
    <meta:editing-duration>PT02H04M19S</meta:editing-duration>
    <meta:editing-cycles>6</meta:editing-cycles>
    <meta:generator>NeoOffice/3.0$Unix OpenOffice.org_project/Patch 7</meta:generator>
    <meta:document-statistic meta:object-count="96"/>
    <meta:user-defined meta:name="Info 1"/>
    <meta:user-defined meta:name="Info 2"/>
    <meta:user-defined meta:name="Info 3"/>
    <meta:user-defined meta:name="Info 4"/>
  </office:meta>
</office:document-meta>
</file>